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3.22791666666667cm"/>
    </style:style>
    <style:style style:name="co5" style:family="table-column">
      <style:table-column-properties fo:break-before="auto" style:column-width="3.9952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Årgang - Vejviser</text:p>
          </table:table-cell>
          <table:table-cell office:value-type="string" table:style-name="ce1">
            <text:p>Gadenavn</text:p>
          </table:table-cell>
          <table:table-cell office:value-type="string" table:style-name="ce1">
            <text:p>Husnummer ulige fra</text:p>
          </table:table-cell>
          <table:table-cell office:value-type="string" table:style-name="ce1">
            <text:p>Husnummer ulige til</text:p>
          </table:table-cell>
          <table:table-cell office:value-type="string" table:style-name="ce1">
            <text:p>Husnummer lige fra</text:p>
          </table:table-cell>
          <table:table-cell office:value-type="string" table:style-name="ce1">
            <text:p>Husnummer lige til</text:p>
          </table:table-cell>
          <table:table-cell office:value-type="string" table:style-name="ce1">
            <text:p>Bemærkninger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Årgang</text:p>
          </table:table-cell>
          <table:table-cell office:value-type="string" table:style-name="ce1">
            <text:p>Gadenavn</text:p>
          </table:table-cell>
          <table:table-cell office:value-type="string" table:style-name="ce1">
            <text:p>Husnummer fra</text:p>
          </table:table-cell>
          <table:table-cell office:value-type="string" table:style-name="ce1">
            <text:p>Husnummer til</text:p>
          </table:table-cell>
          <table:table-cell office:value-type="string" table:style-name="ce1">
            <text:p>Bemærkninger</text:p>
          </table:table-cell>
          <table:table-cell table:number-columns-repeated="16379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Aagade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lige numre stopper ved 16</text:p>
          </table:table-cell>
          <table:table-cell table:number-columns-repeated="16379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Aarhus Arresthus</text:p>
          </table:table-cell>
          <table:table-cell table:number-columns-repeated="2" table:style-name="ce1"/>
          <table:table-cell office:value-type="string" table:style-name="ce1">
            <text:p>findes ikke i vejviseren</text:p>
          </table:table-cell>
          <table:table-cell table:number-columns-repeated="16379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Aarhus Mark Nord</text:p>
          </table:table-cell>
          <table:table-cell office:value-type="float" office:value="1" table:style-name="ce1">
            <text:p>1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Aarhus Mark er ikke opdelt i nord og syd i Vejviseren</text:p>
          </table:table-cell>
          <table:table-cell table:number-columns-repeated="16379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Aarhus Mark Syd</text:p>
          </table:table-cell>
          <table:table-cell table:number-columns-repeated="16382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Aarhus Mølle</text:p>
          </table:table-cell>
          <table:table-cell table:number-columns-repeated="2" table:style-name="ce1"/>
          <table:table-cell office:value-type="string" table:style-name="ce1">
            <text:p>Uden nummer i Vejviseren</text:p>
          </table:table-cell>
          <table:table-cell table:number-columns-repeated="16379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Aarhus Raadhus</text:p>
          </table:table-cell>
          <table:table-cell table:number-columns-repeated="2" table:style-name="ce1"/>
          <table:table-cell office:value-type="string" table:style-name="ce1">
            <text:p>findes ikke i vejviseren</text:p>
          </table:table-cell>
          <table:table-cell table:number-columns-repeated="16379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Amaliegade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Lige numre stopper ved 18</text:p>
          </table:table-cell>
          <table:table-cell table:number-columns-repeated="16379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Amerikagade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Ulige numre stopper ve 3. I vejviseren er gaden angivet som Amerikavej</text:p>
          </table:table-cell>
          <table:table-cell table:number-columns-repeated="16379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Annagade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number-columns-repeated="16380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Asylet-Hospitalet</text:p>
          </table:table-cell>
          <table:table-cell table:number-columns-repeated="2" table:style-name="ce1"/>
          <table:table-cell office:value-type="string" table:style-name="ce1">
            <text:p>findes ikke i vejviseren</text:p>
          </table:table-cell>
          <table:table-cell table:number-columns-repeated="16379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Badevej</text:p>
          </table:table-cell>
          <table:table-cell office:value-type="string" table:style-name="ce1">
            <text:p>2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Lige numre stopper ved 14.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Badstuegade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Lige numre stopper ved 26</text:p>
          </table:table-cell>
          <table:table-cell table:number-columns-repeated="16379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Banegaardsvej</text:p>
          </table:table-cell>
          <table:table-cell office:value-type="float" office:value="2" table:style-name="ce1">
            <text:p>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Lige numre stopper ved 46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Barbergyde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Lige numre stopper ved 22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Bispegade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Borgporten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table:number-columns-repeated="16380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Borupsgade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table:number-columns-repeated="16380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Brendstrupvej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table:number-columns-repeated="16380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Bruunsgade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Ulige numre stopper ved 25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Bylowsgade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Lige numre stopper ved 24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Clemens Torv</text:p>
          </table:table-cell>
          <table:table-cell table:number-columns-repeated="16382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Det lille hus ved Krudttaarnet</text:p>
          </table:table-cell>
          <table:table-cell table:number-columns-repeated="2" table:style-name="ce1"/>
          <table:table-cell office:value-type="string" table:style-name="ce1">
            <text:p>Findes ikke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Domkirkeplads</text:p>
          </table:table-cell>
          <table:table-cell table:number-columns-repeated="2" table:style-name="ce1"/>
          <table:table-cell office:value-type="string" table:style-name="ce1">
            <text:p>Findes ikke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Dybbølgade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Ulige numre stopper ved 15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Dynkarken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Lige numre stopper ved 14.<text:s/>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Fiskergade</text:p>
          </table:table-cell>
          <table:table-cell office:value-type="float" office:value="1" table:style-name="ce1">
            <text:p>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Ulige numre stopper ved 97.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Fredens Torv</text:p>
          </table:table-cell>
          <table:table-cell table:number-columns-repeated="2" table:style-name="ce1"/>
          <table:table-cell office:value-type="string" table:style-name="ce1">
            <text:p>Fredensgade og Fredens Torv er slået sammen.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Fredensgade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Ulige numre stopper ved 43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Fredericiagade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table:number-columns-repeated="16380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Frederiks Allé</text:p>
          </table:table-cell>
          <table:table-cell office:value-type="float" office:value="17" table:style-name="ce1">
            <text:p>17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I ulige numre findes 17, 39-125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Frederiksgade</text:p>
          </table:table-cell>
          <table:table-cell office:value-type="float" office:value="1" table:style-name="ce1">
            <text:p>1</text:p>
          </table:table-cell>
          <table:table-cell office:value-type="float" office:value="81" table:style-name="ce1">
            <text:p>81</text:p>
          </table:table-cell>
          <table:table-cell table:number-columns-repeated="16380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Frue Kirkerist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Ulige numre stopper ved 3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Garvergyde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Lige numre stopper ved 2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Godthaabsgade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Lige numre stopper ved 26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Graven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Lige numre stopperved 30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Grønland</text:p>
          </table:table-cell>
          <table:table-cell office:value-type="float" office:value="1" table:style-name="ce1">
            <text:p>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Ulige numre stopper ved 57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Grønnegade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table:number-columns-repeated="16380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Guldbergsgade</text:p>
          </table:table-cell>
          <table:table-cell office:value-type="float" office:value="27" table:style-name="ce1">
            <text:p>27</text:p>
          </table:table-cell>
          <table:table-cell office:value-type="float" office:value="99" table:style-name="ce1">
            <text:p>99</text:p>
          </table:table-cell>
          <table:table-cell table:number-columns-repeated="16380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Guldsmedgade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ige numre stopper ved 11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Hads Herreds Vej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Ulige numre stopper ved 29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Hallsvej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table:number-columns-repeated="16380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Havgyde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Havnegade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table:number-columns-repeated="16380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Helgolandsgade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Lige numre stopper ved 22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Hjortensgade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Lige numre stopper ved 20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Hovedbanegaarden</text:p>
          </table:table-cell>
          <table:table-cell table:number-columns-repeated="2" table:style-name="ce1"/>
          <table:table-cell office:value-type="string" table:style-name="ce1">
            <text:p>Findes ikke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Immervad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Lige numre stopper ved 6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Istedgade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Lige numre stopper ved 16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Jægergaardsvej</text:p>
          </table:table-cell>
          <table:table-cell office:value-type="float" office:value="2" table:style-name="ce1">
            <text:p>2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Ulige numre stopper ved 87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Kalkværksstræde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Kannikegade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Lige numre stopper ved 18.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Kirkegaardsvej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table:number-columns-repeated="16380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Klostergade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Lige numre stopper ved 62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Knudrisgade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Lige numre stopper ved 30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Kriegersvej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Lige numre stopper ved 10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Kystvej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table:number-columns-repeated="16380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Lille Torv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Lige numre stopper ved 4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Marselisborg Allé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16380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Mejlgade</text:p>
          </table:table-cell>
          <table:table-cell office:value-type="float" office:value="1" table:style-name="ce1">
            <text:p>1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Lige numre stopper ved 86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Mindegade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Lige numre stopper ved 20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Montanavej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Lige numre stopper ved 20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Munkegade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Lige numre stopper ved 10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Museet</text:p>
          </table:table-cell>
          <table:table-cell table:number-columns-repeated="2" table:style-name="ce1"/>
          <table:table-cell office:value-type="string" table:style-name="ce1">
            <text:p>Findes ikke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Møllegade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Lige numre stopper ved 14.<text:s/>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Møllestien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Lige numre stopper ved 52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Norsgade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Lige numre stopper ved 30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Ny Munkegade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Ulige numre stopper ved 11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Nygade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Lige numre stopper ved 30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Nyvej</text:p>
          </table:table-cell>
          <table:table-cell table:number-columns-repeated="2" table:style-name="ce1"/>
          <table:table-cell office:value-type="string" table:style-name="ce1">
            <text:p>Findes ikke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Nørre Alle</text:p>
          </table:table-cell>
          <table:table-cell office:value-type="float" office:value="10" table:style-name="ce1">
            <text:p>1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ge numre stopper ved 68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Nørre Allé</text:p>
          </table:table-cell>
          <table:table-cell office:value-type="string" table:style-name="ce1">
            <text:p>*</text:p>
          </table:table-cell>
          <table:table-cell office:value-type="string" table:style-name="ce1">
            <text:p>*</text:p>
          </table:table-cell>
          <table:table-cell table:number-columns-repeated="16380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Nørrebrogade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table:number-columns-repeated="16380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Nørregade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Lige numre stopper ved 38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Ole Rømersgade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Olsensgade</text:p>
          </table:table-cell>
          <table:table-cell table:number-columns-repeated="2" table:style-name="ce1"/>
          <table:table-cell office:value-type="string" table:style-name="ce1">
            <text:p>Findes ikke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Orla Lehmanns Allé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Ulige numre stopper ved 3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Paradisgade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ige numre stopper ved 14.<text:s/>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Pistolstræde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Raadhusstræde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Randers Landevej</text:p>
          </table:table-cell>
          <table:table-cell table:number-columns-repeated="2" table:style-name="ce1"/>
          <table:table-cell office:value-type="string" table:style-name="ce1">
            <text:p>Findes ikke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Revet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number-columns-repeated="16380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Ridderstræde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Lige numre stopper ved 12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Rosenkrantzgade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Ulige numre stopper ved 31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Rosensgade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Ulige numre stopper ved 21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Ryesgade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Ulige numre stopper ved 9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Rytterikasernen</text:p>
          </table:table-cell>
          <table:table-cell table:number-columns-repeated="2" table:style-name="ce1"/>
          <table:table-cell office:value-type="string" table:style-name="ce1">
            <text:p>Findes ikke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Sandgraven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andgravvejen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Skolegade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Lige numre stopper ved 34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Skolegyde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Skovvej</text:p>
          </table:table-cell>
          <table:table-cell office:value-type="float" office:value="6" table:style-name="ce1">
            <text:p>6</text:p>
          </table:table-cell>
          <table:table-cell office:value-type="float" office:value="155" table:style-name="ce1">
            <text:p>155</text:p>
          </table:table-cell>
          <table:table-cell table:number-columns-repeated="16380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Smedegade</text:p>
          </table:table-cell>
          <table:table-cell table:number-columns-repeated="2" table:style-name="ce1"/>
          <table:table-cell office:value-type="string" table:style-name="ce1">
            <text:p>Findes ikke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Spanien</text:p>
          </table:table-cell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table:number-columns-repeated="16380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Store Torv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lige numre stopper ved 11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Studsgade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Ulige numre stopper ved 37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Søgade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number-columns-repeated="16380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Sølystgade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Ulige numre stopper ved 21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Sønder Allé</text:p>
          </table:table-cell>
          <table:table-cell office:value-type="float" office:value="4" table:style-name="ce1">
            <text:p>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Ulige numre stopper ved 29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Sønder Allé-Fattiggaarden</text:p>
          </table:table-cell>
          <table:table-cell table:number-columns-repeated="2" table:style-name="ce1"/>
          <table:table-cell office:value-type="string" table:style-name="ce1">
            <text:p>Findes ikke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Søndergade</text:p>
          </table:table-cell>
          <table:table-cell office:value-type="float" office:value="2" table:style-name="ce1">
            <text:p>2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Ulige numre stopper ved 53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Tangen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Lige numre stopper ved 18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Teglgaardsgade</text:p>
          </table:table-cell>
          <table:table-cell office:value-type="float" office:value="2" table:style-name="ce1">
            <text:p>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ge numre går til 76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Toldbodgade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table:number-columns-repeated="16380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Tværgade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Valdemarsgade</text:p>
          </table:table-cell>
          <table:table-cell office:value-type="float" office:value="20" table:style-name="ce1">
            <text:p>20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Uligenumre stopper ved 59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Vandværket</text:p>
          </table:table-cell>
          <table:table-cell table:number-columns-repeated="2" table:style-name="ce1"/>
          <table:table-cell office:value-type="string" table:style-name="ce1">
            <text:p>Findes ikke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Vesterbro Mølle</text:p>
          </table:table-cell>
          <table:table-cell table:number-columns-repeated="2" table:style-name="ce1"/>
          <table:table-cell office:value-type="string" table:style-name="ce1">
            <text:p>Findes ikke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Vesterbrogade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Ulige numre stopper ved 69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Vestergade</text:p>
          </table:table-cell>
          <table:table-cell office:value-type="float" office:value="1" table:style-name="ce1">
            <text:p>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Ulige numre stopper ved 65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Vestre Møllesti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Lige numre stopper ved 8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Volden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Lige numre stopper ved 30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Østergade</text:p>
          </table:table-cell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Ulige numre stopper ved 43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Østre Møllesti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Lige numre stopper ved 20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Absalonsgade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number-columns-repeated="16380" table:style-name="ce2"/>
        </table:table-row>
        <table:table-row table:style-name="ro1">
          <table:table-cell table:style-name="ce2"/>
          <table:table-cell office:value-type="string" table:style-name="ce2">
            <text:p>Brammersgade</text:p>
          </table:table-cell>
          <table:table-cell table:number-columns-repeated="2" table:style-name="ce1"/>
          <table:table-cell office:value-type="string" table:style-name="ce1">
            <text:p>er ubebebygget.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Brogade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table:style-name="ce2"/>
          <table:table-cell office:value-type="string" table:style-name="ce2">
            <text:p>Clausensgade</text:p>
          </table:table-cell>
          <table:table-cell office:value-type="float" office:value="4" table:style-name="ce2">
            <text:p>4</text:p>
          </table:table-cell>
          <table:table-cell office:value-type="float" office:value="14" table:style-name="ce2">
            <text:p>14</text:p>
          </table:table-cell>
          <table:table-cell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Domkirkegaarden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Lige numre stoper ved 4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Fiskergyde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Lige numre stopper ved 46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Fodfolks-Etablissementet</text:p>
          </table:table-cell>
          <table:table-cell table:number-columns-repeated="2" table:style-name="ce2"/>
          <table:table-cell office:value-type="string" table:style-name="ce1">
            <text:p>Findes ikke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Frue Kirkeplads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Grønlundsgade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Lige numre stopper ved 2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Holbergsgade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Lige numre stopper ved 8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Hospitalsgade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Kroghsgade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Kunsts Vej<text:s/></text:p>
          </table:table-cell>
          <table:table-cell office:value-type="float" office:value="1" table:style-name="ce2">
            <text:p>1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Ulige numre stopper ved 19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Maren Smeds Gyde</text:p>
          </table:table-cell>
          <table:table-cell table:number-columns-repeated="2" table:style-name="ce1"/>
          <table:table-cell office:value-type="string" table:style-name="ce1">
            <text:p>Se Store Torv nummer 11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Møllevangen</text:p>
          </table:table-cell>
          <table:table-cell office:value-type="float" office:value="112" table:style-name="ce2">
            <text:p>112</text:p>
          </table:table-cell>
          <table:table-cell table:style-name="ce1"/>
          <table:table-cell office:value-type="string" table:style-name="ce1">
            <text:p>Findes ikke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Ny Grønnegade</text:p>
          </table:table-cell>
          <table:table-cell office:value-type="float" office:value="4" table:style-name="ce2">
            <text:p>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Ulige numre stopper ved 11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Olsensvej</text:p>
          </table:table-cell>
          <table:table-cell office:value-type="float" office:value="2" table:style-name="ce2">
            <text:p>2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Lige numre stopper ved 44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Raadhuset</text:p>
          </table:table-cell>
          <table:table-cell table:number-columns-repeated="2" table:style-name="ce1"/>
          <table:table-cell office:value-type="string" table:style-name="ce1">
            <text:p>Findes ikke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Ris Skov<text:s/></text:p>
          </table:table-cell>
          <table:table-cell table:number-columns-repeated="2" table:style-name="ce1"/>
          <table:table-cell office:value-type="string" table:style-name="ce1">
            <text:p>Ingen husnumre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Rytteri-Etablissementet<text:s/></text:p>
          </table:table-cell>
          <table:table-cell table:number-columns-repeated="2" table:style-name="ce1"/>
          <table:table-cell office:value-type="string" table:style-name="ce1">
            <text:p>Ingen husnumre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Sct. Clemens Torv<text:s/>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Ulige numre stopper ved 7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Sct. Olufs Gade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Ulige numre stopper ved 3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Sct. Poulsgade</text:p>
          </table:table-cell>
          <table:table-cell table:number-columns-repeated="2" table:style-name="ce2"/>
          <table:table-cell office:value-type="string" table:style-name="ce1">
            <text:p>Ingen husnumre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Smedegyden</text:p>
          </table:table-cell>
          <table:table-cell office:value-type="float" office:value="1" table:style-name="ce2">
            <text:p>1</text:p>
          </table:table-cell>
          <table:table-cell office:value-type="float" office:value="19" table:style-name="ce2">
            <text:p>19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Teglgaardsgades Tværvej<text:s/>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table:number-columns-repeated="16380" table:style-name="ce1"/>
        </table:table-row>
        <table:table-row table:number-rows-repeated="10484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dc:creator>Kio Jørgensen</dc:creator>
    <meta:creation-date>2020-11-17T09:18:37Z</meta:creation-date>
    <dc:date>2020-12-07T14:04:56Z</dc:date>
    <meta:editing-cycles>1</meta:editing-cycles>
    <meta:editing-duration>PT29S</meta:editing-duration>
  </office:meta>
</office:document-meta>
</file>